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1.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0.6pt" fo:break-before="auto" style:use-optimal-row-height="true"/>
    </style:style>
    <style:style style:name="ro6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has at least one above-ground shoot-born shoot system that does not yet have any true leaves in the {vascular leaf post-expansion stage}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flower presence} trait that is a {quality of} a {whole plant} that has at least one {flower bud}, {flower}, and/or {inflorescence} that has not yet begun {floral organ senescence}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has at least one {inflorescence} that has not yet begun {floral organ senescence}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 fruits present</text:p>
          </table:table-cell>
          <table:table-cell office:value-type="string" calcext:value-type="string">
            <text:p>'ripe fruit presence'</text:p>
          </table:table-cell>
          <table:table-cell table:style-name="ce4" office:value-type="string" calcext:value-type="string">
            <text:p>A {ripe fruit presence} trait that is a {quality of} a {whole plant} that has at least one {ripe fruit}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ollen cone presence} trait that is a {quality of} a {whole plant} that has at least one male/pollen cone ({microsporangiate strobilus}) that has not yet completed the {pollen-releasing strobilus stage}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n {open pollen cone presence} trait that is a {quality of} a {whole plant} that has at least one male/pollen cone ({microsporangiate strobilus}) in the {open microsporangiate strobilus stage}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has at least one male/pollen cone ({microsporangiate strobilus}) in the {pollen-releasing strobilus stage}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seed cone presence} trait that is a {quality of} a {whole plant} that has at least one female/seed cone ({megasporangiate strobilus}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 seed cones present</text:p>
          </table:table-cell>
          <table:table-cell office:value-type="string" calcext:value-type="string">
            <text:p>'ripe seed cone presence'</text:p>
          </table:table-cell>
          <table:table-cell table:style-name="ce4" office:value-type="string" calcext:value-type="string">
            <text:p>A {ripe seed cone presence} trait that is a {quality of} a {whole plant} that has at least one ripe female/seed cone ({ripe megasporangiate strobilus})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table:style-name="ce4" office:value-type="string" calcext:value-type="string">
            <text:p>An {abscised cone or seed presence} trait that is a {quality of} a {whole plant} from which at least one ripe female/seed cone ({ripe megasporangiate strobilus}) has been abscised or removed by an herbivore or that has at least one ripe female/seed cone that has abscised at least one {mature seed}.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5:52:24.35133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5:33:13.419363964</dc:date>
    <dc:creator>Brian </dc:creator>
    <meta:editing-duration>P7DT10H12M26S</meta:editing-duration>
    <meta:editing-cycles>34</meta:editing-cycles>
    <meta:generator>LibreOffice/5.1.4.2$Linux_X86_64 LibreOffice_project/10m0$Build-2</meta:generator>
    <meta:document-statistic meta:table-count="1" meta:cell-count="132" meta:object-count="0"/>
  </office:meta>
</office:document-meta>
</file>